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Ubuntu" fo:font-size="11pt" style:font-size-asian="11pt" style:font-size-complex="11pt"/>
    </style:style>
    <style:style style:name="ce3" style:family="table-cell" style:parent-style-name="Default">
      <style:text-properties style:font-name="Ubuntu" fo:font-size="14pt" style:font-size-asian="14pt" style:font-size-complex="14pt"/>
    </style:style>
    <style:style style:name="ce4" style:family="table-cell" style:parent-style-name="Default">
      <style:text-properties style:font-name="Ubuntu" fo:font-size="10pt" style:font-size-asian="10pt" style:font-size-complex="1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OGISTIC REGRESSION with stochastic gradi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 model is : output = B0 + B1 × X1 + B2 × X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ot like linear regression, the output is then transformed into a probability using the logistic function</text:p>
          </table:table-cell>
          <table:table-cell table:style-name="ce7" table:number-columns-repeated="2"/>
        </table:table-row>
        <table:table-row table:style-name="ro2">
          <table:table-cell table:style-name="ce2" office:value-type="string" calcext:value-type="string">
            <text:p>p(class = 0) <text:s/>= 1/1+EXP(-output)</text:p>
          </table:table-cell>
          <table:table-cell table:style-name="ce7"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3">
          <table:table-cell table:style-name="ce4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 office:value-type="float" office:value="2.7810836" calcext:value-type="float">
            <text:p>2.7810836</text:p>
          </table:table-cell>
          <table:table-cell office:value-type="float" office:value="2.550537003" calcext:value-type="float">
            <text:p>2.55053700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.465489372" calcext:value-type="float">
            <text:p>1.465489372</text:p>
          </table:table-cell>
          <table:table-cell office:value-type="float" office:value="2.362125076" calcext:value-type="float">
            <text:p>2.36212507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.396561688" calcext:value-type="float">
            <text:p>3.396561688</text:p>
          </table:table-cell>
          <table:table-cell office:value-type="float" office:value="4.400293529" calcext:value-type="float">
            <text:p>4.40029352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.38807019" calcext:value-type="float">
            <text:p>1.38807019</text:p>
          </table:table-cell>
          <table:table-cell office:value-type="float" office:value="1.850220317" calcext:value-type="float">
            <text:p>1.85022031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.06407232" calcext:value-type="float">
            <text:p>3.06407232</text:p>
          </table:table-cell>
          <table:table-cell office:value-type="float" office:value="3.005305973" calcext:value-type="float">
            <text:p>3.00530597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7.627531214" calcext:value-type="float">
            <text:p>7.627531214</text:p>
          </table:table-cell>
          <table:table-cell office:value-type="float" office:value="2.759262235" calcext:value-type="float">
            <text:p>2.75926223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.332441248" calcext:value-type="float">
            <text:p>5.332441248</text:p>
          </table:table-cell>
          <table:table-cell office:value-type="float" office:value="2.088626775" calcext:value-type="float">
            <text:p>2.0886267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.922596716" calcext:value-type="float">
            <text:p>6.922596716</text:p>
          </table:table-cell>
          <table:table-cell office:value-type="float" office:value="1.77106367" calcext:value-type="float">
            <text:p>1.7710636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8.675418651" calcext:value-type="float">
            <text:p>8.675418651</text:p>
          </table:table-cell>
          <table:table-cell office:value-type="float" office:value="-0.242068655" calcext:value-type="float">
            <text:p>-0.24206865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.673756466" calcext:value-type="float">
            <text:p>7.673756466</text:p>
          </table:table-cell>
          <table:table-cell office:value-type="float" office:value="3.508563011" calcext:value-type="float">
            <text:p>3.50856301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 calcext:value-type="string">
            <text:p>Gradient descent to find B0 B1 B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(class = 0)</text:p>
          </table:table-cell>
          <table:table-cell table:number-columns-repeated="2"/>
        </table:table-row>
        <table:table-row table:style-name="ro3">
          <table:table-cell table:formula="of:=1/(1+EXP(-([.A20]+[.B20]*[.A7]+[.C20]*[.B7])))" office:value-type="float" office:value="0.5" calcext:value-type="float">
            <text:p>0.5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calculate new coefficients : b = b + alpha × (y − prediction) × prediction × (1 − prediction) × x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x is the input value for the coefficient, B0 doesn’t have input, we can assume the value is always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3"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wB0</text:p>
          </table:table-cell>
          <table:table-cell office:value-type="string" calcext:value-type="string">
            <text:p>newB1</text:p>
          </table:table-cell>
          <table:table-cell office:value-type="string" calcext:value-type="string">
            <text:p>newB2</text:p>
          </table:table-cell>
        </table:table-row>
        <table:table-row table:style-name="ro3">
          <table:table-cell table:formula="of:=[.A20]+[.A26]*([.C7]-[.A22])*[.A22]*(1-[.A22])*1" office:value-type="float" office:value="-0.0375" calcext:value-type="float">
            <text:p>-0.0375</text:p>
          </table:table-cell>
          <table:table-cell table:formula="of:=[.B20]+[.A26]*([.C7]-[.A22])*[.A22]*(1-[.A22])*[.A7]" office:value-type="float" office:value="-0.104290635" calcext:value-type="float">
            <text:p>-0.104290635</text:p>
          </table:table-cell>
          <table:table-cell table:formula="of:=[.C20]+[.A26]*([.C7]-[.A22])*[.A22]*(1-[.A22])*[.B7]" office:value-type="float" office:value="-0.0956451376125" calcext:value-type="float">
            <text:p>-0.0956451376</text:p>
          </table:table-cell>
        </table:table-row>
        <table:table-row table:style-name="ro3">
          <table:table-cell office:value-type="string" calcext:value-type="string">
            <text:p>p(class = 0)</text:p>
          </table:table-cell>
          <table:table-cell table:number-columns-repeated="2"/>
        </table:table-row>
        <table:table-row table:style-name="ro3">
          <table:table-cell table:formula="of:=1/(1+EXP(-([.A28]+[.B28]*[.A7]+[.C28]*[.B7])))" office:value-type="float" office:value="0.360893677353189" calcext:value-type="float">
            <text:p>0.3608936774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then restart the proce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fter 10 epochs we g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−0.406605464</text:p>
          </table:table-cell>
          <table:table-cell office:value-type="float" office:value="0.852573316" calcext:value-type="float">
            <text:p>0.852573316</text:p>
          </table:table-cell>
          <table:table-cell office:value-type="string" calcext:value-type="string">
            <text:p>−1.104746259</text:p>
          </table:table-cell>
        </table:table-row>
        <table:table-row table:style-name="ro3">
          <table:table-cell table:style-name="ce5" office:value-type="string" calcext:value-type="string">
            <text:p>prediction = IF (output &lt; 0.5) Then 0 Else 1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Accuracy = correctPredictions/totalPredictions * 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02:13.582828487</meta:creation-date>
    <dc:date>2017-12-01T10:42:48.265273364</dc:date>
    <meta:editing-duration>PT41S</meta:editing-duration>
    <meta:editing-cycles>1</meta:editing-cycles>
    <meta:document-statistic meta:table-count="1" meta:cell-count="68" meta:object-count="0"/>
    <meta:generator>LibreOffice/5.1.6.2$Linux_X86_64 LibreOffice_project/10m0$Build-2</meta:generator>
  </office:meta>
</office:document-meta>
</file>